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2.5cm" svg:height="2.5cm" svg:x="2.5cm" svg:y="3cm">
          <text:p text:style-name="P1">No </text:p>
          <text:p text:style-name="P1">Imag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Marcin Matuszkiewicz</meta:initial-creator>
    <meta:creation-date>2005-07-17T12:31:37</meta:creation-date>
    <dc:creator>Marcin Matuszkiewicz</dc:creator>
    <dc:date>2005-07-17T12:32:36</dc:date>
    <dc:language>en-US</dc:language>
    <meta:editing-cycles>2</meta:editing-cycles>
    <meta:editing-duration>PT1M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